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Comma" style:data-style-name="N61"/>
    <style:style style:name="ce3" style:family="table-cell" style:parent-style-name="Comma" style:data-style-name="N62"/>
    <style:style style:name="ce4" style:family="table-cell" style:parent-style-name="Default" style:data-style-name="N65"/>
    <style:style style:name="ce5" style:family="table-cell" style:parent-style-name="Percent" style:data-style-name="N13"/>
    <style:style style:name="ce6" style:family="table-cell" style:parent-style-name="Default" style:data-style-name="N62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2pt solid #000000" fo:border-left="none" fo:border-right="none"/>
      <style:text-properties fo:font-weight="bold" style:font-weight-asian="bold" style:font-weight-complex="bold"/>
    </style:style>
    <style:style style:name="ce9" style:family="table-cell" style:parent-style-name="Comma" style:data-style-name="N61">
      <style:table-cell-properties fo:border-top="thin solid #000000" fo:border-bottom="2pt solid #000000" fo:border-left="none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11" style:family="table-cell" style:parent-style-name="Comma" style:data-style-name="N62">
      <style:table-cell-properties fo:border-top="thin solid #000000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color="#7F7F7F"/>
    </style:style>
    <style:style style:name="ce13" style:family="table-cell" style:parent-style-name="Comma" style:data-style-name="N61">
      <style:text-properties fo:color="#7F7F7F"/>
    </style:style>
    <style:style style:name="ce14" style:family="table-cell" style:parent-style-name="Percent" style:data-style-name="N13">
      <style:text-properties fo:color="#7F7F7F"/>
    </style:style>
    <style:style style:name="ce15" style:family="table-cell" style:parent-style-name="Default" style:data-style-name="N1"/>
    <style:style style:name="ce16" style:family="table-cell" style:parent-style-name="Comma" style:data-style-name="N61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18" style:family="table-cell" style:parent-style-name="Comma" style:data-style-name="N61">
      <style:table-cell-properties fo:border-top="thin solid #000000" fo:border-bottom="2pt solid #000000" fo:border-left="none" fo:border-right="none"/>
    </style:style>
    <style:style style:name="ce19" style:family="table-cell" style:parent-style-name="Percent" style:data-style-name="N13">
      <style:table-cell-properties fo:border-top="thin solid #000000" fo:border-bottom="2pt solid #000000" fo:border-left="none" fo:border-right="none"/>
    </style:style>
    <style:style style:name="ce2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73"/>
    <style:style style:name="ce25" style:family="table-cell" style:parent-style-name="Default" style:data-style-name="N0"/>
    <style:style style:name="ce26" style:family="table-cell" style:parent-style-name="Default" style:data-style-name="N62"/>
    <style:style style:name="ce27" style:family="table-cell" style:parent-style-name="Percent" style:data-style-name="N13"/>
    <style:style style:name="co1" style:family="table-column">
      <style:table-column-properties fo:break-before="auto" style:column-width="9.89541666666667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301875cm" style:use-optimal-column-width="true"/>
    </style:style>
    <style:style style:name="co5" style:family="table-column">
      <style:table-column-properties fo:break-before="auto" style:column-width="5.82083333333333cm"/>
    </style:style>
    <style:style style:name="co6" style:family="table-column">
      <style:table-column-properties fo:break-before="auto" style:column-width="6.08541666666667cm"/>
    </style:style>
    <style:style style:name="co7" style:family="table-column">
      <style:table-column-properties fo:break-before="auto" style:column-width="2.778125cm" style:use-optimal-column-width="true"/>
    </style:style>
    <style:style style:name="co8" style:family="table-column">
      <style:table-column-properties fo:break-before="auto" style:column-width="2.619375cm" style:use-optimal-column-width="true"/>
    </style:style>
    <style:style style:name="co9" style:family="table-column">
      <style:table-column-properties fo:break-before="auto" style:column-width="2.09020833333333cm" style:use-optimal-column-width="true"/>
    </style:style>
    <style:style style:name="co10" style:family="table-column">
      <style:table-column-properties fo:break-before="auto" style:column-width="2.59291666666667cm" style:use-optimal-column-width="true"/>
    </style:style>
    <style:style style:name="co11" style:family="table-column">
      <style:table-column-properties fo:break-before="auto" style:column-width="2.38125cm" style:use-optimal-column-width="true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5.74145833333333cm" style:use-optimal-column-width="true"/>
    </style:style>
    <style:style style:name="co15" style:family="table-column">
      <style:table-column-properties fo:break-before="auto" style:column-width="3.06916666666667cm" style:use-optimal-column-width="true"/>
    </style:style>
    <style:style style:name="co16" style:family="table-column">
      <style:table-column-properties fo:break-before="auto" style:column-width="2.11666666666667cm" style:use-optimal-column-width="true"/>
    </style:style>
    <style:style style:name="co17" style:family="table-column">
      <style:table-column-properties fo:break-before="auto" style:column-width="2.460625cm"/>
    </style:style>
    <style:style style:name="co18" style:family="table-column">
      <style:table-column-properties fo:break-before="auto" style:column-width="6.93208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_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Title: Five largest international humanitarian donors to Pakistan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: EU Institutions = ECHO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0"/>
          <table:table-cell office:value-type="string" table:style-name="ce10">
            <text:p>US$</text:p>
          </table:table-cell>
          <table:table-cell office:value-type="string" table:style-name="ce10">
            <text:p>US$ millio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66583506" table:style-name="ce3">
            <text:p><text:s/>66,583,506<text:s/></text:p>
          </table:table-cell>
          <table:table-cell office:value-type="float" office:value="66.583506" table:formula="msoxl:=B7/1000000" table:style-name="ce2">
            <text:p><text:s/>66.6<text:s/></text:p>
          </table:table-cell>
          <table:table-cell table:number-columns-repeated="3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23671866" table:style-name="ce3">
            <text:p><text:s/>23,671,866<text:s/></text:p>
          </table:table-cell>
          <table:table-cell office:value-type="float" office:value="23.671866000000001" table:formula="msoxl:=B8/1000000" table:style-name="ce2">
            <text:p><text:s/>23.7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13881986" table:style-name="ce3">
            <text:p><text:s/>13,881,986<text:s/></text:p>
          </table:table-cell>
          <table:table-cell office:value-type="float" office:value="13.881985999999999" table:formula="msoxl:=B9/1000000" table:style-name="ce2">
            <text:p><text:s/>13.9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10238866" table:style-name="ce3">
            <text:p><text:s/>10,238,866<text:s/></text:p>
          </table:table-cell>
          <table:table-cell office:value-type="float" office:value="10.238866" table:formula="msoxl:=B10/1000000" table:style-name="ce2">
            <text:p><text:s/>10.2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9524536" table:style-name="ce3">
            <text:p><text:s/>9,524,536<text:s/></text:p>
          </table:table-cell>
          <table:table-cell office:value-type="float" office:value="9.5245359999999994" table:formula="msoxl:=B11/1000000" table:style-name="ce2">
            <text:p><text:s/>9.5<text:s/></text:p>
          </table:table-cell>
          <table:table-cell table:number-columns-repeated="3" table:style-name="ce1"/>
          <table:table-cell table:style-name="ce6"/>
          <table:table-cell table:number-columns-repeated="16377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7040134" table:style-name="ce3">
            <text:p><text:s/>7,040,134<text:s/></text:p>
          </table:table-cell>
          <table:table-cell office:value-type="float" office:value="7.0401340000000001" table:formula="msoxl:=B12/1000000" table:style-name="ce2">
            <text:p><text:s/>7.0<text:s/></text:p>
          </table:table-cell>
          <table:table-cell table:number-columns-repeated="3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Allocation of unearmarked funds by WFP</text:p>
          </table:table-cell>
          <table:table-cell office:value-type="float" office:value="5355702" table:style-name="ce3">
            <text:p><text:s/>5,355,702<text:s/></text:p>
          </table:table-cell>
          <table:table-cell office:value-type="float" office:value="5.355702" table:formula="msoxl:=B13/1000000" table:style-name="ce2">
            <text:p><text:s/>5.4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2334957" table:style-name="ce3">
            <text:p><text:s/>2,334,957<text:s/></text:p>
          </table:table-cell>
          <table:table-cell office:value-type="float" office:value="2.3349570000000002" table:formula="msoxl:=B14/1000000" table:style-name="ce2">
            <text:p><text:s/>2.3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3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Pakistan</text:p>
          </table:table-cell>
          <table:table-cell office:value-type="float" office:value="59000000" table:style-name="ce3">
            <text:p><text:s/>59,000,000<text:s/></text:p>
          </table:table-cell>
          <table:table-cell office:value-type="float" office:value="59" table:formula="msoxl:=B16/1000000" table:style-name="ce2">
            <text:p><text:s/>59.0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rry-over</text:p>
          </table:table-cell>
          <table:table-cell office:value-type="float" office:value="19125098" table:style-name="ce3">
            <text:p><text:s/>19,125,098<text:s/></text:p>
          </table:table-cell>
          <table:table-cell office:value-type="float" office:value="19.125098000000001" table:formula="msoxl:=B17/1000000" table:style-name="ce2">
            <text:p><text:s/>19.1<text:s/>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table:style-name="ce2"/>
          <table:table-cell table:number-columns-repeated="16381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Chart 1" svg:x="0.02083in" svg:y="0.15625in" svg:width="7.35417in" svg:height="3.9166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style-name="ce3"/>
          <table:table-cell table:style-name="ce2"/>
          <table:table-cell table:number-columns-repeated="16381"/>
        </table:table-row>
        <table:table-row table:number-rows-repeated="6" table:style-name="ro1">
          <table:table-cell table:style-name="ce1"/>
          <table:table-cell table:style-name="ce3"/>
          <table:table-cell table:style-name="ce2"/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3"/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Fig__2" table:style-name="ta1">
        <table:table-column table:style-name="co5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Top donors to Sindh province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: Due to reporting practices of some agencies, detailed breakdown may include some double counting, as balancing entries are not included in the analysis. EU Institutions = ECH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 of USD committed/contributed</text:p>
          </table:table-cell>
          <table:table-cell table:number-columns-repeated="16383" table:style-name="ce1"/>
        </table:table-row>
        <table:table-row table:style-name="ro1">
          <table:table-cell table:style-name="ce10"/>
          <table:table-cell office:value-type="string" table:style-name="ce10">
            <text:p>US$ mill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FP</text:p>
          </table:table-cell>
          <table:table-cell office:value-type="float" office:value="10.433821999999999" table:style-name="ce2">
            <text:p><text:s/>10.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7.7342040000000001" table:style-name="ce2">
            <text:p><text:s/>7.7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1.16117" table:style-name="ce2">
            <text:p><text:s/>1.2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0.663717" table:style-name="ce2">
            <text:p><text:s/>0.7<text:s/>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Grand Total</text:p>
          </table:table-cell>
          <table:table-cell office:value-type="float" office:value="19.992913000000001" table:style-name="ce9">
            <text:p><text:s/>20.0<text:s/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1" draw:style-name="a1" draw:name="Chart 1" svg:x="0.66667in" svg:y="0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  <table:table table:name="Fig__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Funding to Pakistan by IASC sector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: Other includes: Economic recovery and infrastructure, education, water and sanitation, protection/human rights/ rule of law and agricultu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IASC Standard Sector</text:p>
          </table:table-cell>
          <table:table-cell office:value-type="string" table:style-name="ce10">
            <text:p>Total</text:p>
          </table:table-cell>
          <table:table-cell office:value-type="string" table:style-name="ce10">
            <text:p>% total</text:p>
          </table:table-cell>
          <table:table-cell table:style-name="ce1"/>
          <table:table-cell table:style-name="ce1">
            <draw:frame xmlns:presentation="urn:oasis:names:tc:opendocument:xmlns:presentation:1.0" draw:z-index="1" draw:id="id2" draw:style-name="a2" draw:name="Chart 1" svg:x="0.01042in" svg:y="0.02083in" svg:width="5.91667in" svg:height="3.48958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94.392259999999993" table:style-name="ce2">
            <text:p><text:s/>94.4<text:s/></text:p>
          </table:table-cell>
          <table:table-cell office:value-type="percentage" office:value="0.42742549341251829" table:formula="msoxl:=B6/$B$18" table:style-name="ce5">
            <text:p>43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50.774928000000003" table:style-name="ce2">
            <text:p><text:s/>50.8<text:s/></text:p>
          </table:table-cell>
          <table:table-cell office:value-type="percentage" office:value="0.22991820148585376" table:formula="msoxl:=B7/$B$18" table:style-name="ce5">
            <text:p>23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29.895925999999999" table:style-name="ce2">
            <text:p><text:s/>29.9<text:s/></text:p>
          </table:table-cell>
          <table:table-cell office:value-type="percentage" office:value="0.13537424489650035" table:formula="msoxl:=B8/$B$18" table:style-name="ce5">
            <text:p>14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elter and non-food items</text:p>
          </table:table-cell>
          <table:table-cell office:value-type="float" office:value="21.093069" table:style-name="ce2">
            <text:p><text:s/>21.1<text:s/></text:p>
          </table:table-cell>
          <table:table-cell office:value-type="percentage" office:value="9.5513291290083471E-2" table:formula="msoxl:=B9/$B$18" table:style-name="ce5">
            <text:p>10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ordination and support services</text:p>
          </table:table-cell>
          <table:table-cell office:value-type="float" office:value="7.9036660000000003" table:style-name="ce2">
            <text:p><text:s/>7.9<text:s/></text:p>
          </table:table-cell>
          <table:table-cell office:value-type="percentage" office:value="3.5789251574416647E-2" table:formula="msoxl:=B10/$B$18" table:style-name="ce5">
            <text:p>4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6.779248000000003" table:formula="msoxl:=SUM(B13:B17)" table:style-name="ce2">
            <text:p><text:s/>16.8<text:s/></text:p>
          </table:table-cell>
          <table:table-cell office:value-type="percentage" office:value="7.5979517340627425E-2" table:formula="msoxl:=B11/B18" table:style-name="ce5">
            <text:p>8%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2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style-name="ce12">
            <text:p>Economic recovery and infrastructure</text:p>
          </table:table-cell>
          <table:table-cell office:value-type="float" office:value="4.6760950000000001" table:style-name="ce13">
            <text:p><text:s/>4.7<text:s/></text:p>
          </table:table-cell>
          <table:table-cell office:value-type="percentage" office:value="2.117421717224283E-2" table:formula="msoxl:=B13/$B$18" table:style-name="ce14">
            <text:p>2%</text:p>
          </table:table-cell>
          <table:table-cell table:style-name="ce12"/>
          <table:table-cell table:number-columns-repeated="16380"/>
        </table:table-row>
        <table:table-row table:style-name="ro1">
          <table:table-cell office:value-type="string" table:style-name="ce12">
            <text:p>Education</text:p>
          </table:table-cell>
          <table:table-cell office:value-type="float" office:value="4.3291789999999999" table:style-name="ce13">
            <text:p><text:s/>4.3<text:s/></text:p>
          </table:table-cell>
          <table:table-cell office:value-type="percentage" office:value="1.9603317794765297E-2" table:formula="msoxl:=B14/$B$18" table:style-name="ce14">
            <text:p>2%</text:p>
          </table:table-cell>
          <table:table-cell table:style-name="ce12"/>
          <table:table-cell table:number-columns-repeated="16380"/>
        </table:table-row>
        <table:table-row table:style-name="ro1">
          <table:table-cell office:value-type="string" table:style-name="ce12">
            <text:p>Water and Sanitation</text:p>
          </table:table-cell>
          <table:table-cell office:value-type="float" office:value="4.03" table:style-name="ce13">
            <text:p><text:s/>4.0<text:s/></text:p>
          </table:table-cell>
          <table:table-cell office:value-type="percentage" office:value="1.8248580322713419E-2" table:formula="msoxl:=B15/$B$18" table:style-name="ce14">
            <text:p>2%</text:p>
          </table:table-cell>
          <table:table-cell table:style-name="ce12"/>
          <table:table-cell table:number-columns-repeated="16380"/>
        </table:table-row>
        <table:table-row table:style-name="ro1">
          <table:table-cell office:value-type="string" table:style-name="ce12">
            <text:p>Protection/Human rights/Rule of law</text:p>
          </table:table-cell>
          <table:table-cell office:value-type="float" office:value="3.3432879999999998" table:style-name="ce13">
            <text:p><text:s/>3.3<text:s/></text:p>
          </table:table-cell>
          <table:table-cell office:value-type="percentage" office:value="1.5139022235723051E-2" table:formula="msoxl:=B16/$B$18" table:style-name="ce14">
            <text:p>2%</text:p>
          </table:table-cell>
          <table:table-cell table:style-name="ce12"/>
          <table:table-cell table:number-columns-repeated="16380"/>
        </table:table-row>
        <table:table-row table:style-name="ro1">
          <table:table-cell office:value-type="string" table:style-name="ce12">
            <text:p>Agriculture</text:p>
          </table:table-cell>
          <table:table-cell office:value-type="float" office:value="0.40068599999999999" table:style-name="ce13">
            <text:p><text:s/>0.4<text:s/></text:p>
          </table:table-cell>
          <table:table-cell office:value-type="percentage" office:value="1.8143798151828161E-3" table:formula="msoxl:=B17/$B$18" table:style-name="ce14">
            <text:p>0%</text:p>
          </table:table-cell>
          <table:table-cell table:style-name="ce12"/>
          <table:table-cell table:number-columns-repeated="16380"/>
        </table:table-row>
        <table:table-row table:style-name="ro2">
          <table:table-cell office:value-type="string" table:style-name="ce17">
            <text:p>Grand Total</text:p>
          </table:table-cell>
          <table:table-cell office:value-type="float" office:value="220.83909700000001" table:style-name="ce18">
            <text:p><text:s/>220.8<text:s/></text:p>
          </table:table-cell>
          <table:table-cell office:value-type="percentage" office:value="1" table:formula="msoxl:=SUM(C6:C11)" table:style-name="ce19">
            <text:p>100%</text:p>
          </table:table-cell>
          <table:table-cell table:style-name="ce12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Fig__4" table:style-name="ta2">
        <table:table-column table:style-name="co3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72" table:default-cell-style-name="ce1"/>
        <table:table-row table:style-name="ro3">
          <table:table-cell office:value-type="string" table:style-name="ce1">
            <text:p>Title: Pooled funding to Pakistan, 2012-2015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Development Initiatives based on UN OCHA FTS and UN CERF data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0"/>
          <table:table-cell office:value-type="float" office:value="2012" table:style-name="ce10">
            <text:p>2012</text:p>
          </table:table-cell>
          <table:table-cell office:value-type="float" office:value="2013" table:style-name="ce10">
            <text:p>2013</text:p>
          </table:table-cell>
          <table:table-cell office:value-type="float" office:value="2014" table:style-name="ce10">
            <text:p>2014</text:p>
          </table:table-cell>
          <table:table-cell office:value-type="float" office:value="2015" table:style-name="ce10">
            <text:p>201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CERF</text:p>
          </table:table-cell>
          <table:table-cell office:value-type="float" office:value="36.736840000000001" table:style-name="ce2">
            <text:p><text:s/>36.7<text:s/></text:p>
          </table:table-cell>
          <table:table-cell office:value-type="float" office:value="13.890345" table:style-name="ce2">
            <text:p><text:s/>13.9<text:s/></text:p>
          </table:table-cell>
          <table:table-cell office:value-type="float" office:value="14.377917" table:style-name="ce2">
            <text:p><text:s/>14.4<text:s/></text:p>
          </table:table-cell>
          <table:table-cell office:value-type="float" office:value="0" table:style-name="ce2">
            <text:p><text:s/>-<text:s text:c="3"/></text:p>
          </table:table-cell>
          <table:table-cell table:style-name="ce2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ERF<text:s/></text:p>
          </table:table-cell>
          <table:table-cell office:value-type="float" office:value="1.420204" table:style-name="ce2">
            <text:p><text:s/>1.4<text:s/></text:p>
          </table:table-cell>
          <table:table-cell office:value-type="float" office:value="13.35951" table:style-name="ce2">
            <text:p><text:s/>13.4<text:s/></text:p>
          </table:table-cell>
          <table:table-cell office:value-type="float" office:value="8.4696940000000005" table:style-name="ce2">
            <text:p><text:s/>8.5<text:s/></text:p>
          </table:table-cell>
          <table:table-cell office:value-type="float" office:value="0.20501" table:style-name="ce2">
            <text:p><text:s/>0.2<text:s/></text:p>
          </table:table-cell>
          <table:table-cell table:style-name="ce2"/>
          <table:table-cell table:number-columns-repeated="16378" table:style-name="ce1"/>
        </table:table-row>
        <table:table-row table:style-name="ro3">
          <table:table-cell office:value-type="string" table:style-name="ce8">
            <text:p>Total</text:p>
          </table:table-cell>
          <table:table-cell office:value-type="float" office:value="38.157043999999999" table:style-name="ce9">
            <text:p><text:s/>38.2<text:s/></text:p>
          </table:table-cell>
          <table:table-cell office:value-type="float" office:value="26.981445000000001" table:style-name="ce9">
            <text:p><text:s/>27.0<text:s/></text:p>
          </table:table-cell>
          <table:table-cell office:value-type="float" office:value="23.116019000000001" table:style-name="ce9">
            <text:p><text:s/>23.1<text:s/></text:p>
          </table:table-cell>
          <table:table-cell office:value-type="float" office:value="0.20501" table:style-name="ce9">
            <text:p><text:s/>0.2<text:s/></text:p>
          </table:table-cell>
          <table:table-cell table:style-name="ce2"/>
          <table:table-cell table:style-name="ce1"/>
          <table:table-cell table:style-name="ce16"/>
          <table:table-cell table:number-columns-repeated="16376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style-name="ce1">
            <draw:frame xmlns:presentation="urn:oasis:names:tc:opendocument:xmlns:presentation:1.0" draw:z-index="1" draw:id="id3" draw:style-name="a3" draw:name="Chart 1" svg:x="0.46875in" svg:y="0.15625in" svg:width="5.40625in" svg:height="2.88542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6"/>
          <table:table-cell table:number-columns-repeated="16380" table:style-name="ce1"/>
        </table:table-row>
        <table:table-row table:number-rows-repeated="10" table:style-name="ro3">
          <table:table-cell table:number-columns-repeated="16384"/>
        </table:table-row>
        <table:table-row table:style-name="ro3">
          <table:table-cell/>
          <table:table-cell table:style-name="ce7"/>
          <table:table-cell table:number-columns-repeated="7" table:style-name="ce1"/>
          <table:table-cell table:number-columns-repeated="6" table:style-name="ce25"/>
          <table:table-cell table:number-columns-repeated="16369"/>
        </table:table-row>
        <table:table-row table:number-rows-repeated="2" table:style-name="ro3">
          <table:table-cell/>
          <table:table-cell table:number-columns-repeated="8" table:style-name="ce1"/>
          <table:table-cell table:number-columns-repeated="6" table:style-name="ce25"/>
          <table:table-cell table:number-columns-repeated="16369"/>
        </table:table-row>
        <table:table-row table:style-name="ro3">
          <table:table-cell table:number-columns-repeated="6"/>
          <table:table-cell table:number-columns-repeated="2" table:style-name="ce24"/>
          <table:table-cell table:style-name="ce1"/>
          <table:table-cell table:number-columns-repeated="6" table:style-name="ce25"/>
          <table:table-cell table:number-columns-repeated="16369"/>
        </table:table-row>
        <table:table-row table:number-rows-repeated="3" table:style-name="ro3">
          <table:table-cell table:number-columns-repeated="6"/>
          <table:table-cell table:number-columns-repeated="2" table:style-name="ce24"/>
          <table:table-cell table:style-name="ce1"/>
          <table:table-cell table:number-columns-repeated="2" table:style-name="ce25"/>
          <table:table-cell table:style-name="ce26"/>
          <table:table-cell table:style-name="ce27"/>
          <table:table-cell table:number-columns-repeated="2" table:style-name="ce25"/>
          <table:table-cell table:number-columns-repeated="16369"/>
        </table:table-row>
        <table:table-row table:number-rows-repeated="7" table:style-name="ro3">
          <table:table-cell table:number-columns-repeated="6"/>
          <table:table-cell table:number-columns-repeated="2" table:style-name="ce24"/>
          <table:table-cell table:style-name="ce1"/>
          <table:table-cell table:number-columns-repeated="6" table:style-name="ce25"/>
          <table:table-cell table:number-columns-repeated="16369"/>
        </table:table-row>
        <table:table-row table:number-rows-repeated="5" table:style-name="ro3">
          <table:table-cell table:number-columns-repeated="6"/>
          <table:table-cell table:number-columns-repeated="2" table:style-name="ce24"/>
          <table:table-cell table:number-columns-repeated="16376" table:style-name="ce1"/>
        </table:table-row>
        <table:table-row table:number-rows-repeated="13" table:style-name="ro3">
          <table:table-cell/>
          <table:table-cell table:number-columns-repeated="5" table:style-name="ce1"/>
          <table:table-cell table:number-columns-repeated="2" table:style-name="ce24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21"/>
          <table:table-cell table:number-columns-repeated="3" table:style-name="ce20"/>
          <table:table-cell table:style-name="ce22"/>
          <table:table-cell table:number-columns-repeated="2" table:style-name="ce20"/>
          <table:table-cell table:number-columns-repeated="16376"/>
        </table:table-row>
        <table:table-row table:style-name="ro3">
          <table:table-cell/>
          <table:table-cell table:number-columns-repeated="7" table:style-name="ce23"/>
          <table:table-cell table:number-columns-repeated="16376"/>
        </table:table-row>
        <table:table-row table:number-rows-repeated="1048512" table:style-name="ro3">
          <table:table-cell table:number-columns-repeated="16384"/>
        </table:table-row>
      </table:table>
      <table:table table:name="Fig__5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Title: Humanitarian funding to Pakistan, 2012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: Pakistan’s domestic response (as reported to UN OCHA FTS) totalled US$59 milllion in 2015, US$23 million in 2014 and US$7 million in 2012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0"/>
          <table:table-cell office:value-type="string" table:style-name="ce10">
            <text:p>US$</text:p>
          </table:table-cell>
          <table:table-cell office:value-type="string" table:style-name="ce10">
            <text:p>US$ millions</text:p>
          </table:table-cell>
          <table:table-cell table:number-columns-repeated="1638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468444523" table:style-name="ce3">
            <text:p><text:s/>468,444,523<text:s/></text:p>
          </table:table-cell>
          <table:table-cell office:value-type="float" office:value="468.444523" table:formula="msoxl:=B7/1000000" table:style-name="ce3">
            <text:p><text:s/>468<text:s/></text:p>
          </table:table-cell>
          <table:table-cell table:number-columns-repeated="1638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276808873" table:style-name="ce3">
            <text:p><text:s/>276,808,873<text:s/></text:p>
          </table:table-cell>
          <table:table-cell office:value-type="float" office:value="276.80887300000001" table:formula="msoxl:=B8/1000000" table:style-name="ce3">
            <text:p><text:s/>277<text:s/></text:p>
          </table:table-cell>
          <table:table-cell table:number-columns-repeated="1638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297183760" table:style-name="ce3">
            <text:p><text:s/>297,183,760<text:s/></text:p>
          </table:table-cell>
          <table:table-cell office:value-type="float" office:value="297.18376000000001" table:formula="msoxl:=B9/1000000" table:style-name="ce3">
            <text:p><text:s/>297<text:s/></text:p>
          </table:table-cell>
          <table:table-cell table:number-columns-repeated="1638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220839097" table:style-name="ce3">
            <text:p><text:s/>220,839,097<text:s/></text:p>
          </table:table-cell>
          <table:table-cell office:value-type="float" office:value="220.83909700000001" table:formula="msoxl:=B10/1000000" table:style-name="ce3">
            <text:p><text:s/>221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1263276253" table:style-name="ce3">
            <text:p><text:s/>1,263,276,253<text:s/></text:p>
          </table:table-cell>
          <table:table-cell office:value-type="float" office:value="1263.276253" table:formula="msoxl:=B11/1000000" table:style-name="ce3">
            <text:p><text:s/>1,263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4" draw:style-name="a4" draw:name="Chart 2" svg:x="0.16667in" svg:y="0.14583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  <table:table table:name="Fig__6" table:style-name="ta1">
        <table:table-column table:style-name="co3" table:default-cell-style-name="ce1"/>
        <table:table-column table:style-name="co1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Largest 10 international donors to Pakistan, 2012–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"/>
          <table:table-cell office:value-type="string" table:style-name="ce10">
            <text:p>US$ mill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472.56163299999997" table:style-name="ce15">
            <text:p>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246.59534099999999" table:style-name="ce15">
            <text:p>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65.005099999999999" table:style-name="ce4">
            <text:p>6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58.478268" table:style-name="ce4">
            <text:p>58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</text:p>
          </table:table-cell>
          <table:table-cell office:value-type="float" office:value="46.351027999999999" table:style-name="ce4">
            <text:p>4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43.085999999999999" table:style-name="ce4">
            <text:p>4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41.963712999999998" table:style-name="ce4">
            <text:p>4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way</text:p>
          </table:table-cell>
          <table:table-cell office:value-type="float" office:value="33.534182999999999" table:style-name="ce4">
            <text:p>3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31.837845999999999" table:style-name="ce4">
            <text:p>31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F</text:p>
          </table:table-cell>
          <table:table-cell office:value-type="float" office:value="23.454418" table:style-name="ce4">
            <text:p>23.5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akistan</text:p>
          </table:table-cell>
          <table:table-cell office:value-type="float" office:value="88.662414999999996" table:style-name="ce4">
            <text:p>88.7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5" draw:style-name="a5" draw:name="Chart 3" svg:x="0.47917in" svg:y="0in" svg:width="5.85417in" svg:height="3.28125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table table:name="UN_Appeals" table:style-name="ta1">
        <table:table-column table:style-name="co18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1">
            <text:p>Title: Funding to UN Appeals, 2015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Response Plan/Appeal title</text:p>
          </table:table-cell>
          <table:table-cell office:value-type="string" table:style-name="ce10">
            <text:p>US$</text:p>
          </table:table-cell>
          <table:table-cell table:style-name="ce10"/>
          <table:table-cell table:number-columns-repeated="16381"/>
        </table:table-row>
        <table:table-row table:style-name="ro3">
          <table:table-cell office:value-type="string" table:style-name="ce1">
            <text:p>Pakistan Humanitarian Strategic Plan 2015</text:p>
          </table:table-cell>
          <table:table-cell office:value-type="float" office:value="159816582" table:style-name="ce3">
            <text:p><text:s/>159,816,582<text:s/></text:p>
          </table:table-cell>
          <table:table-cell office:value-type="percentage" office:value="0.72367884206662914" table:formula="msoxl:=B5/$B$7" table:style-name="ce5">
            <text:p>72%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(blank)</text:p>
          </table:table-cell>
          <table:table-cell office:value-type="float" office:value="61022515" table:style-name="ce3">
            <text:p><text:s/>61,022,515<text:s/></text:p>
          </table:table-cell>
          <table:table-cell office:value-type="percentage" office:value="0.27632115793337081" table:formula="msoxl:=B6/$B$7" table:style-name="ce5">
            <text:p>28%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Grand Total</text:p>
          </table:table-cell>
          <table:table-cell office:value-type="float" office:value="220839097" table:style-name="ce11">
            <text:p><text:s/>220,839,097<text:s/></text:p>
          </table:table-cell>
          <table:table-cell table:style-name="ce8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Revised requirements<text:s/></text:p>
          </table:table-cell>
          <table:table-cell office:value-type="float" office:value="433841989" table:style-name="ce3">
            <text:p><text:s/>433,841,989<text:s/></text:p>
          </table:table-cell>
          <table:table-cell office:value-type="float" office:value="433.84198900000001" table:formula="msoxl:=B9/1000000" table:style-name="ce6">
            <text:p><text:s/>434<text:s/>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% covered</text:p>
          </table:table-cell>
          <table:table-cell office:value-type="percentage" office:value="0.36837509059087409" table:formula="msoxl:=B5/B9" table:style-name="ce5">
            <text:p>37%</text:p>
          </table:table-cell>
          <table:table-cell table:number-columns-repeated="16382" table:style-name="ce1"/>
        </table:table-row>
        <table:table-row table:number-rows-repeated="21" table:style-name="ro3">
          <table:table-cell table:number-columns-repeated="16384"/>
        </table:table-row>
        <table:table-row table:number-rows-repeated="16" table:style-name="ro3">
          <table:table-cell table:number-columns-repeated="6"/>
          <table:table-cell table:number-columns-repeated="2" table:style-name="ce24"/>
          <table:table-cell table:number-columns-repeated="16376"/>
        </table:table-row>
        <table:table-row table:number-rows-repeated="13" table:style-name="ro3">
          <table:table-cell/>
          <table:table-cell table:number-columns-repeated="5" table:style-name="ce1"/>
          <table:table-cell table:number-columns-repeated="2" table:style-name="ce24"/>
          <table:table-cell table:number-columns-repeated="16376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7" table:style-name="ce23"/>
          <table:table-cell table:number-columns-repeated="16376"/>
        </table:table-row>
        <table:table-row table:number-rows-repeated="104851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61P0">
      <number:text> </number:text>
      <number:number number:decimal-places="1" number:min-integer-digits="1" number:grouping="true"/>
      <number:text> </number:text>
    </number:number-style>
    <number:number-style style:name="N61P1">
      <number:text>-</number:text>
      <number:number number:decimal-places="1" number:min-integer-digits="1" number:grouping="true"/>
      <number:text> </number:text>
    </number:number-style>
    <number:number-style style:name="N6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5">
      <number:number number:decimal-places="1" number:min-integer-digits="1"/>
    </number:number-style>
    <number:date-style style:name="N73P0">
      <number:month/>
      <number:text>/</number:text>
      <number:day/>
      <number:text>/</number:text>
      <number:year/>
    </number:date-style>
    <number:text-style style:name="N73">
      <number:text-content/>
      <style:map style:condition="value()&gt;=0" style:apply-style-name="N73P0"/>
    </number:text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beckyc</dc:creator>
    <meta:creation-date>2006-11-14T14:07:21Z</meta:creation-date>
    <dc:date>2015-06-30T08:25:45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2.0pt" svg:width="529.5pt" chart:style-name="Crt0">
        <chart:plot-area chart:style-name="Plt0">
          <chart:axis chart:dimension="x" chart:name="primary-x" chart:style-name="Axs0">
            <chart:categories table:cell-range-address="Fig__1.$A$7:.$A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1.$C$6" chart:values-cell-range-address="Fig__1.$C$7:.$C$11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_2.$A$7:.$A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2.$B$6" chart:values-cell-range-address="Fig__2.$B$7:.$B$10" chart:class="chart:bar" chart:attached-axis="primary-y" chart:style-name="G0S0">
            <chart:data-point chart:style-name="G0S0P0"/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P4">
      <style:graphic-properties draw:fill="solid" draw:fill-color="#4198af" draw:opacity="100%" draw:stroke="none"/>
    </style:style>
    <style:style style:family="chart" style:name="G0S1P5">
      <style:graphic-properties draw:fill="solid" draw:fill-color="#db843d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572a7" draw:opacity="100%" draw:stroke="non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solid" draw:fill-color="#aa4643" draw:opacity="100%" draw:stroke="none"/>
    </style:style>
    <style:style style:family="chart" style:name="G0S1P2">
      <style:graphic-properties draw:fill="solid" draw:fill-color="#89a54e" draw:opacity="100%" draw:stroke="none"/>
    </style:style>
    <style:style style:family="chart" style:name="G0S1P3">
      <style:graphic-properties draw:fill="solid" draw:fill-color="#71588f" draw:opacity="100%" draw:stroke="none"/>
    </style:style>
  </office:automatic-styles>
  <office:body>
    <office:chart>
      <chart:chart chart:class="chart:circle" svg:height="251.25pt" svg:width="426.0pt" chart:style-name="Crt0">
        <chart:plot-area chart:style-name="Plt0">
          <chart:axis chart:dimension="x">
            <chart:categories table:cell-range-address="Fig__3.$A$6:.$A$11"/>
          </chart:axis>
          <chart:axis chart:dimension="y"/>
          <chart:series chart:values-cell-range-address="Fig__3.$B$6:.$B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series chart:values-cell-range-address="Fig__3.$C$6:.$C$11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778in" style:font-size-asian="0.12778in" style:font-size-complex="0.1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75pt" svg:width="389.2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__4.$B$4:.$E$4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4.$A$5" chart:values-cell-range-address="Fig__4.$B$5:.$E$5" chart:class="chart:bar" chart:attached-axis="primary-y" chart:style-name="G0S0">
            <chart:data-point chart:repeated="4"/>
          </chart:series>
          <chart:series chart:label-cell-address="Fig__4.$A$6" chart:values-cell-range-address="Fig__4.$B$6:.$E$6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3">
      <style:graphic-properties draw:fill="solid" draw:fill-color="#95b3d7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_5.$A$7:.$A$10"/>
          </chart:axis>
          <chart:axis chart:dimension="y" chart:name="primary-y" chart:style-name="Axs1">
            <chart:title chart:style-name="AT01">
              <text:p text:style-name="a0" text:class-names="" text:cond-style-name="">US$ millons</text:p>
            </chart:title>
            <chart:grid chart:class="major" chart:style-name="GMa1"/>
          </chart:axis>
          <chart:series chart:label-cell-address="Fig__5.$C$6" chart:values-cell-range-address="Fig__5.$C$7:.$C$10" chart:class="chart:bar" chart:attached-axis="primary-y" chart:style-name="G0S0">
            <chart:data-point chart:repeated="3"/>
            <chart:data-point chart:style-name="G0S0P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6.25pt" svg:width="421.5pt" chart:style-name="Crt0">
        <chart:plot-area chart:style-name="Plt0">
          <chart:axis chart:dimension="x" chart:name="primary-x" chart:style-name="Axs0">
            <chart:categories table:cell-range-address="Fig__6.$A$5:.$A$14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6.$B$4" chart:values-cell-range-address="Fig__6.$B$5:.$B$14" chart:class="chart:bar" chart:attached-axis="primary-y" chart:style-name="G0S0">
            <chart:data-point chart:repeated="2"/>
            <chart:data-point chart:style-name="G0S0P2"/>
            <chart:data-point chart:repeated="6"/>
            <chart:data-point chart:style-name="G0S0P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